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465cm" fo:min-width="4.8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421cm" fo:min-width="4.818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914cm" fo:min-width="4.8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62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621cm" fo:min-width="4.8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1cm" fo:min-width="4.701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404cm" fo:min-width="0.1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DejaVu Sans Mono1"/>
    </style:style>
    <style:style style:name="P2" style:family="paragraph">
      <loext:graphic-properties draw:fill="none"/>
      <style:paragraph-properties fo:text-align="center" style:writing-mode="lr-tb"/>
      <style:text-properties style:font-name="DejaVu Sans Mono1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style:font-name="DejaVu Sans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font-name="DejaVu Sans Mono1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DejaVu Sans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DejaVu Sans Mono1"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 Mono1"/>
    </style:style>
    <style:style style:name="T2" style:family="text">
      <style:text-properties style:font-name="DejaVu Sans Mono1" fo:font-size="14pt" style:font-size-asian="14pt" style:font-size-complex="14pt"/>
    </style:style>
    <style:style style:name="T3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8" draw:id="id8" draw:layer="layout" svg:width="5.318cm" svg:height="2.715cm" svg:x="6.454cm" svg:y="6.257cm">
          <text:p text:style-name="P1"><text:span text:style-name="T1">cond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0.891cm" svg:height="0.962cm" svg:x="6.719cm" svg:y="7.094cm">
          <draw:text-box>
            <text:p>F</text:p>
          </draw:text-box>
        </draw:frame>
        <draw:frame draw:style-name="gr2" draw:text-style-name="P3" xml:id="id10" draw:id="id10" draw:layer="layout" svg:width="0.891cm" svg:height="0.962cm" svg:x="8.555cm" svg:y="8.02cm">
          <draw:text-box>
            <text:p>T</text:p>
          </draw:text-box>
        </draw:frame>
        <draw:custom-shape draw:style-name="gr3" draw:text-style-name="P2" xml:id="id9" draw:id="id9" draw:layer="layout" svg:width="5.318cm" svg:height="2.671cm" svg:x="6.325cm" svg:y="10.614cm">
          <text:p text:style-name="P1"><text:span text:style-name="T1">stm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318cm" svg:height="2.164cm" svg:x="6.306cm" svg:y="15.174cm">
          <text:p text:style-name="P1"><text:span text:style-name="T1">inc</text:span></text:p>
          <draw:enhanced-geometry svg:viewBox="0 0 21600 21600" draw:type="rectangle" draw:enhanced-path="M 0 0 L 21600 0 21600 21600 0 21600 0 0 Z N"/>
        </draw:custom-shape>
        <draw:frame draw:style-name="gr5" draw:text-style-name="P5" xml:id="id3" draw:id="id3" draw:layer="layout" svg:width="1.984cm" svg:height="0.962cm" svg:x="6.417cm" svg:y="12.256cm">
          <draw:text-box>
            <text:p text:style-name="P4"><text:span text:style-name="T2">break</text:span></text:p>
          </draw:text-box>
        </draw:frame>
        <draw:frame draw:style-name="gr2" draw:text-style-name="P3" xml:id="id2" draw:id="id2" draw:layer="layout" svg:width="0.891cm" svg:height="0.962cm" svg:x="4.282cm" svg:y="18.616cm">
          <draw:text-box>
            <text:p>F</text:p>
          </draw:text-box>
        </draw:frame>
        <draw:connector draw:style-name="gr6" draw:text-style-name="P6" draw:layer="layout" draw:type="curve" svg:x1="6.719cm" svg:y1="7.575cm" svg:x2="4.727cm" svg:y2="18.616cm" draw:start-shape="id1" draw:start-glue-point="3" draw:end-shape="id2" draw:end-glue-point="0" svg:d="M6719 7575c-1328 0-1992 3680-1992 11041" svg:viewBox="0 0 1993 11042">
          <text:p/>
        </draw:connector>
        <draw:custom-shape draw:style-name="gr7" draw:text-style-name="P6" draw:layer="layout" svg:width="0.371cm" svg:height="0.424cm" svg:x="6.305cm" svg:y="15.17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936cm" svg:height="0.988cm" svg:x="0.656cm" svg:y="0.413cm">
          <draw:text-box>
            <text:p><text:span text:style-name="T3">see semval/forstmnt.cc</text:span></text:p>
          </draw:text-box>
        </draw:frame>
        <draw:custom-shape draw:style-name="gr9" draw:text-style-name="P2" xml:id="id7" draw:id="id7" draw:layer="layout" svg:width="5.318cm" svg:height="2.871cm" svg:x="6.484cm" svg:y="2.11cm">
          <text:p text:style-name="P1"><text:span text:style-name="T1">init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201cm" svg:height="0.951cm" svg:x="6.691cm" svg:y="2.231cm">
          <draw:text-box>
            <text:p text:style-name="P8">save s_break, s_cont</text:p>
          </draw:text-box>
        </draw:frame>
        <draw:custom-shape draw:style-name="gr11" draw:text-style-name="P6" xml:id="id6" draw:id="id6" draw:layer="layout" svg:width="0.654cm" svg:height="0.654cm" svg:x="11.112cm" svg:y="6.257cm">
          <text:p/>
          <draw:enhanced-geometry svg:viewBox="0 0 21600 21600" draw:type="rectangle" draw:enhanced-path="M 0 0 L 21600 0 21600 21600 0 21600 0 0 Z N"/>
        </draw:custom-shape>
        <draw:connector draw:style-name="gr6" draw:text-style-name="P10" draw:layer="layout" draw:type="curve" svg:x1="6.417cm" svg:y1="12.737cm" svg:x2="4.727cm" svg:y2="18.616cm" draw:start-shape="id3" draw:start-glue-point="3" draw:end-shape="id2" draw:end-glue-point="0" svg:d="M6417 12737c-1127 0-1690 1959-1690 5879" svg:viewBox="0 0 1691 5880">
          <text:p/>
        </draw:connector>
        <draw:frame draw:style-name="gr12" draw:text-style-name="P11" xml:id="id4" draw:id="id4" draw:layer="layout" svg:width="2.873cm" svg:height="0.831cm" svg:x="8.809cm" svg:y="12.322cm">
          <draw:text-box>
            <text:p text:style-name="P8"><text:span text:style-name="T1">continue</text:span></text:p>
          </draw:text-box>
        </draw:frame>
        <draw:connector draw:style-name="gr6" draw:text-style-name="P10" draw:layer="layout" draw:type="curve" svg:x1="10.245cm" svg:y1="13.153cm" svg:x2="8.965cm" svg:y2="15.174cm" draw:start-shape="id4" draw:start-glue-point="2" draw:end-shape="id5" draw:end-glue-point="0" svg:d="M10245 13153c0 1515-1280 505-1280 2021" svg:viewBox="0 0 1281 2022">
          <text:p/>
        </draw:connector>
        <draw:connector draw:style-name="gr6" draw:text-style-name="P10" draw:layer="layout" draw:type="curve" draw:line-skew="2.023cm 2.008cm" svg:x1="8.965cm" svg:y1="17.338cm" svg:x2="11.766cm" svg:y2="6.584cm" draw:start-shape="id5" draw:start-glue-point="2" draw:end-shape="id6" draw:end-glue-point="1" svg:d="M8965 17338c0 3786 2655 3155 4296-480s2267-10274-1495-10274" svg:viewBox="0 0 5589 13313">
          <text:p/>
        </draw:connector>
        <draw:connector draw:style-name="gr6" draw:text-style-name="P10" draw:layer="layout" draw:type="line" svg:x1="9.143cm" svg:y1="4.981cm" svg:x2="9.113cm" svg:y2="6.257cm" draw:start-shape="id7" draw:start-glue-point="2" draw:end-shape="id8" draw:end-glue-point="0" svg:d="M9143 4981l-30 1276" svg:viewBox="0 0 31 1277">
          <text:p/>
        </draw:connector>
        <draw:frame draw:style-name="gr12" draw:text-style-name="P11" draw:layer="layout" svg:width="3.465cm" svg:height="1.991cm" svg:x="3.704cm" svg:y="19.548cm">
          <draw:text-box>
            <text:p text:style-name="P8"><text:span text:style-name="T1">restore</text:span></text:p>
            <text:p text:style-name="P8"><text:span text:style-name="T1">s_break,</text:span></text:p>
            <text:p text:style-name="P8"><text:span text:style-name="T1">s_continue</text:span></text:p>
          </draw:text-box>
        </draw:frame>
        <draw:connector draw:style-name="gr6" draw:text-style-name="P10" draw:layer="layout" draw:type="line" svg:x1="8.984cm" svg:y1="13.285cm" svg:x2="8.965cm" svg:y2="15.174cm" draw:start-shape="id9" draw:start-glue-point="2" draw:end-shape="id5" draw:end-glue-point="0" svg:d="M8984 13285l-19 1889" svg:viewBox="0 0 20 1890">
          <text:p/>
        </draw:connector>
        <draw:connector draw:style-name="gr6" draw:text-style-name="P10" draw:layer="layout" draw:type="line" svg:x1="9cm" svg:y1="8.982cm" svg:x2="8.984cm" svg:y2="10.614cm" draw:start-shape="id10" draw:start-glue-point="2" draw:end-shape="id9" draw:end-glue-point="0" svg:d="M9000 8982l-16 1632" svg:viewBox="0 0 17 1633">
          <text:p/>
        </draw:connector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5.199996948242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38cm" fo:margin-bottom="0cm" fo:text-indent="0cm"/>
      <style:text-properties fo:font-size="65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01cm" fo:margin-bottom="0cm" fo:text-indent="0cm"/>
      <style:text-properties fo:font-size="5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66cm" fo:margin-bottom="0cm" fo:text-indent="0cm"/>
      <style:text-properties fo:font-size="4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3.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0.016cm" fo:margin-left="1cm" fo:margin-right="1cm" fo:page-width="20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637cm" svg:height="7.047cm" svg:x="2.828cm" svg:y="2.397cm"/>
      <draw:page-thumbnail draw:layer="backgroundobjects" svg:width="5.637cm" svg:height="7.047cm" svg:x="2.828cm" svg:y="10.445cm"/>
      <draw:page-thumbnail draw:layer="backgroundobjects" svg:width="5.637cm" svg:height="7.047cm" svg:x="2.828cm" svg:y="18.493cm"/>
      <draw:page-thumbnail draw:layer="backgroundobjects" svg:width="5.637cm" svg:height="7.047cm" svg:x="13.123cm" svg:y="2.397cm"/>
      <draw:page-thumbnail draw:layer="backgroundobjects" svg:width="5.637cm" svg:height="7.047cm" svg:x="13.123cm" svg:y="10.445cm"/>
      <draw:page-thumbnail draw:layer="backgroundobjects" svg:width="5.637cm" svg:height="7.047cm" svg:x="13.123cm" svg:y="18.493cm"/>
    </style:handout-master>
    <style:master-page style:name="Default" style:page-layout-name="PM1" draw:style-name="Mdp1">
      <draw:frame presentation:style-name="Default-title" draw:layer="backgroundobjects" svg:width="24.929cm" svg:height="6.186cm" svg:x="2.385cm" svg:y="2.478cm" presentation:class="title" presentation:placeholder="true">
        <draw:text-box/>
      </draw:frame>
      <draw:frame presentation:style-name="Default-outline1" draw:layer="backgroundobjects" svg:width="24.929cm" svg:height="21.497cm" svg:x="2.385cm" svg:y="9.669cm" presentation:class="outline" presentation:placeholder="true">
        <draw:text-box/>
      </draw:frame>
      <draw:frame presentation:style-name="Mpr1" draw:text-style-name="MP2" draw:layer="backgroundobjects" svg:width="6.453cm" svg:height="2.554cm" svg:x="2.385cm" svg:y="34.7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2.554cm" svg:x="10.471cm" svg:y="34.7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2.554cm" svg:x="20.859cm" svg:y="34.76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0T13:53:19.776321494</meta:creation-date>
    <dc:date>2021-03-29T20:31:03.844348383</dc:date>
    <meta:editing-duration>PT4H1M39S</meta:editing-duration>
    <meta:editing-cycles>26</meta:editing-cycles>
    <meta:generator>LibreOffice/7.0.4.2$Linux_X86_64 LibreOffice_project/00$Build-2</meta:generator>
    <meta:document-statistic meta:object-count="44"/>
  </office:meta>
</office:document-meta>
</file>